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Helvetica" svg:font-family="Helvetica"/>
    <style:font-face style:name="FangSong" svg:font-family="FangSong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Helvetica" style:font-name-asian="Helvetica" style:font-name-complex="Helvetica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transparent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15.82208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6.11187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26pt" style:use-optimal-row-height="false" fo:break-before="auto"/>
    </style:style>
    <style:style style:name="ro5" style:family="table-row">
      <style:table-row-properties style:row-height="82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31pt" style:use-optimal-row-height="false" fo:break-before="auto"/>
    </style:style>
    <style:style style:name="ro8" style:family="table-row">
      <style:table-row-properties style:row-height="1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yes&quot;;&quot;no&quot;)">
          <table:help-message table:title="yes/no" table:display="true">
            <text:p>Please answer with yes/no</text:p>
          </table:help-message>
          <table:error-message table:display="true"/>
        </table:content-validation>
        <table:content-validation table:name="val2" table:condition="of:cell-content-is-whole-number() and cell-content-is-between(1,7)">
          <table:help-message table:title="Rate on a Scale 1 - 7" table:display="true">
            <text:p>1 not familiar</text:p>
            <text:p>10 very familiar</text:p>
          </table:help-message>
          <table:error-message table:display="true"/>
        </table:content-validation>
        <table:content-validation table:name="val3" table:condition="of:cell-content-is-whole-number() and cell-content-is-between(1,10)">
          <table:help-message/>
          <table:error-message table:display="true"/>
        </table:content-validation>
        <table:content-validation table:name="val4" table:condition="of:cell-content-is-whole-number() and cell-content-is-between(1,7)">
          <table:help-message table:title="Rate on a Scale 1 - 7" table:display="true">
            <text:p>1 least confident</text:p>
            <text:p>7 very confident</text:p>
          </table:help-message>
          <table:error-message table:display="true"/>
        </table:content-validation>
        <table:content-validation table:name="val5">
          <table:help-message table:title="Time Required" table:display="true"/>
          <table:error-message table:display="true"/>
        </table:content-validation>
        <table:content-validation table:name="val6" table:condition="of:cell-content-is-whole-number() and cell-content-is-between(1,7)">
          <table:help-message table:title="Rate on a Scale 1 - 7" table:display="true">
            <text:p>1 very easy</text:p>
            <text:p>7 very difficult</text:p>
          </table:help-message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number-columns-repeated="10" table:default-cell-style-name="ce4"/>
        <table:table-column table:style-name="co6" table:default-cell-style-name="ce4"/>
        <table:table-column table:style-name="co5" table:default-cell-style-name="ce4"/>
        <table:table-column table:style-name="co5" table:default-cell-style-name="ce1"/>
        <table:table-column table:style-name="co7" table:default-cell-style-name="ce1"/>
        <table:table-column table:style-name="co5" table:number-columns-repeated="1007" table:default-cell-style-name="ce1"/>
        <table:table-column table:style-name="co6" table:number-columns-repeated="15359" table:default-cell-style-name="ce1"/>
        <table:table-row table:style-name="ro1">
          <table:table-cell office:value-type="string" table:number-columns-spanned="2" table:number-rows-spanned="2" table:style-name="ce16">
            <text:p>SmartUpdater Developer Study Answer Sheet</text:p>
          </table:table-cell>
          <table:covered-table-cell/>
          <table:table-cell office:value-type="string" table:number-columns-spanned="1" table:number-rows-spanned="2" table:style-name="ce17">
            <text:p>A(chen)</text:p>
          </table:table-cell>
          <table:table-cell office:value-type="string" table:number-columns-spanned="1" table:number-rows-spanned="2" table:style-name="ce17">
            <text:p>B(meng)</text:p>
          </table:table-cell>
          <table:table-cell office:value-type="string" table:number-columns-spanned="1" table:number-rows-spanned="2" table:style-name="ce17">
            <text:p>C(zhao)</text:p>
          </table:table-cell>
          <table:table-cell office:value-type="string" table:number-columns-spanned="1" table:number-rows-spanned="2" table:style-name="ce17">
            <text:p>D(zhou)</text:p>
          </table:table-cell>
          <table:table-cell office:value-type="string" table:number-columns-spanned="1" table:number-rows-spanned="2" table:style-name="ce17">
            <text:p>E(gao)</text:p>
          </table:table-cell>
          <table:table-cell office:value-type="string" table:number-columns-spanned="1" table:number-rows-spanned="2" table:style-name="ce17">
            <text:p>F(du)</text:p>
          </table:table-cell>
          <table:table-cell office:value-type="string" table:number-columns-spanned="1" table:number-rows-spanned="2" table:style-name="ce17">
            <text:p>G(hu)</text:p>
          </table:table-cell>
          <table:table-cell office:value-type="string" table:number-columns-spanned="1" table:number-rows-spanned="2" table:style-name="ce17">
            <text:p>H(li)</text:p>
          </table:table-cell>
          <table:table-cell office:value-type="string" table:number-columns-spanned="1" table:number-rows-spanned="2" table:style-name="ce17">
            <text:p>I(xu)</text:p>
          </table:table-cell>
          <table:table-cell office:value-type="string" table:number-columns-spanned="5" table:number-rows-spanned="1" table:style-name="ce18">
            <text:p>Statistics</text:p>
          </table:table-cell>
          <table:covered-table-cell table:number-columns-repeated="4"/>
          <table:table-cell table:number-columns-repeated="16368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Avg</text:p>
          </table:table-cell>
          <table:table-cell office:value-type="string" table:style-name="ce2">
            <text:p>Stdev</text:p>
          </table:table-cell>
          <table:table-cell office:value-type="string" table:style-name="ce2">
            <text:p>Median</text:p>
          </table:table-cell>
          <table:table-cell table:number-columns-repeated="16368" table:style-name="ce3"/>
        </table:table-row>
        <table:table-row table:style-name="ro3">
          <table:table-cell office:value-type="string" table:style-name="ce1">
            <text:p>Q1</text:p>
          </table:table-cell>
          <table:table-cell office:value-type="string" table:style-name="ce1">
            <text:p>Have you ever conducted research in the field of Blockchain?</text:p>
          </table:table-cell>
          <table:table-cell office:value-type="string" table:style-name="ce4">
            <text:p>yes</text:p>
          </table:table-cell>
          <table:table-cell office:value-type="string" table:content-validation-name="val1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content-validation-name="val1" table:style-name="ce4">
            <text:p>yes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table:style-name="ce1"/>
          <table:table-cell office:value-type="string" table:style-name="ce1">
            <text:p>(yes/no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Q2</text:p>
          </table:table-cell>
          <table:table-cell office:value-type="string" table:style-name="ce1">
            <text:p>Did you write Solidity code in the last two weeks?</text:p>
          </table:table-cell>
          <table:table-cell office:value-type="string" table:style-name="ce4">
            <text:p>yes</text:p>
          </table:table-cell>
          <table:table-cell office:value-type="string" table:content-validation-name="val1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content-validation-name="val1" table:style-name="ce4">
            <text:p>no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style-name="ce1"/>
          <table:table-cell office:value-type="string" table:style-name="ce1">
            <text:p>(yes/no)</text:p>
          </table:table-cell>
          <table:table-cell table:number-columns-repeated="16366"/>
        </table:table-row>
        <table:table-row table:style-name="ro3">
          <table:table-cell office:value-type="string" table:style-name="ce5">
            <text:p>Q3</text:p>
          </table:table-cell>
          <table:table-cell office:value-type="string" table:style-name="ce5">
            <text:p>Have you previously worked on a production-grade Solidity-based Ethereum contract?</text:p>
          </table:table-cell>
          <table:table-cell office:value-type="string" table:style-name="ce6">
            <text:p>yes</text:p>
          </table:table-cell>
          <table:table-cell office:value-type="string" table:content-validation-name="val1" table:style-name="ce6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content-validation-name="val1" table:style-name="ce6">
            <text:p>yes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3" table:style-name="ce6"/>
          <table:table-cell table:style-name="ce5"/>
          <table:table-cell office:value-type="string" table:style-name="ce5">
            <text:p>(yes/no)</text:p>
          </table:table-cell>
          <table:table-cell table:number-columns-repeated="16366" table:style-name="ce5"/>
        </table:table-row>
        <table:table-row table:style-name="ro3">
          <table:table-cell office:value-type="string" table:style-name="ce1">
            <text:p>Q4</text:p>
          </table:table-cell>
          <table:table-cell office:value-type="string" table:style-name="ce1">
            <text:p>How familiar are you with the Ethereum Blockchain in particular?</text:p>
          </table:table-cell>
          <table:table-cell office:value-type="float" office:value="5" table:style-name="ce4">
            <text:p>5</text:p>
          </table:table-cell>
          <table:table-cell office:value-type="float" office:value="4" table:content-validation-name="val2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6" table:content-validation-name="val2" table:style-name="ce4">
            <text:p>6</text:p>
          </table:table-cell>
          <table:table-cell table:number-columns-repeated="2" table:style-name="ce4"/>
          <table:table-cell office:value-type="float" office:value="4.4400000000000004" table:formula="of:=ROUND(AVERAGE([.C6:.K6]);2)" table:style-name="ce4">
            <text:p>4.44</text:p>
          </table:table-cell>
          <table:table-cell office:value-type="float" office:value="1.1299999999999999" table:formula="of:=ROUND(STDEV([.C6:.K6]); 2)" table:style-name="ce4">
            <text:p>1.13</text:p>
          </table:table-cell>
          <table:table-cell office:value-type="float" office:value="4" table:formula="of:=ROUND(MEDIAN([.C6:.K6]); 2)" table:style-name="ce4">
            <text:p>4</text:p>
          </table:table-cell>
          <table:table-cell table:style-name="ce1"/>
          <table:table-cell office:value-type="string" table:style-name="ce1">
            <text:p>(1-not familiar, 7-very familiar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Q5</text:p>
          </table:table-cell>
          <table:table-cell office:value-type="string" table:style-name="ce1">
            <text:p>How familiar are you with the Solidity programming language?</text:p>
          </table:table-cell>
          <table:table-cell office:value-type="float" office:value="4" table:style-name="ce4">
            <text:p>4</text:p>
          </table:table-cell>
          <table:table-cell office:value-type="float" office:value="3" table:content-validation-name="val2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5" table:content-validation-name="val2" table:style-name="ce4">
            <text:p>5</text:p>
          </table:table-cell>
          <table:table-cell table:number-columns-repeated="2" table:style-name="ce4"/>
          <table:table-cell office:value-type="float" office:value="3.89" table:formula="of:=ROUND(AVERAGE([.C7:.K7]);2)" table:style-name="ce4">
            <text:p>3.89</text:p>
          </table:table-cell>
          <table:table-cell office:value-type="float" office:value="1.27" table:formula="of:=ROUND(STDEV([.C7:.K7]); 2)" table:style-name="ce4">
            <text:p>1.27</text:p>
          </table:table-cell>
          <table:table-cell office:value-type="float" office:value="4" table:formula="of:=ROUND(MEDIAN([.C7:.K7]); 2)" table:style-name="ce4">
            <text:p>4</text:p>
          </table:table-cell>
          <table:table-cell table:style-name="ce1"/>
          <table:table-cell office:value-type="string" table:style-name="ce1">
            <text:p>(1-not familiar, 7-very familiar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Q6</text:p>
          </table:table-cell>
          <table:table-cell office:value-type="string" table:style-name="ce1">
            <text:p>How familiar are you with Solidity contract maintenance techniques?</text:p>
          </table:table-cell>
          <table:table-cell office:value-type="float" office:value="3" table:style-name="ce4">
            <text:p>3</text:p>
          </table:table-cell>
          <table:table-cell office:value-type="float" office:value="3" table:content-validation-name="val2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content-validation-name="val2" table:style-name="ce4">
            <text:p>5</text:p>
          </table:table-cell>
          <table:table-cell table:number-columns-repeated="2" table:style-name="ce4"/>
          <table:table-cell office:value-type="float" office:value="2.67" table:formula="of:=ROUND(AVERAGE([.C8:.K8]);2)" table:style-name="ce4">
            <text:p>2.67</text:p>
          </table:table-cell>
          <table:table-cell office:value-type="float" office:value="1.58" table:formula="of:=ROUND(STDEV([.C8:.K8]); 2)" table:style-name="ce4">
            <text:p>1.58</text:p>
          </table:table-cell>
          <table:table-cell office:value-type="float" office:value="3" table:formula="of:=ROUND(MEDIAN([.C8:.K8]); 2)" table:style-name="ce4">
            <text:p>3</text:p>
          </table:table-cell>
          <table:table-cell table:style-name="ce1"/>
          <table:table-cell office:value-type="string" table:style-name="ce1">
            <text:p>(1-not familiar, 7-very familiar)</text:p>
          </table:table-cell>
          <table:table-cell table:number-columns-repeated="16366"/>
        </table:table-row>
        <table:table-row table:style-name="ro3">
          <table:table-cell table:number-columns-repeated="2" table:style-name="ce1"/>
          <table:table-cell table:style-name="ce4"/>
          <table:table-cell table:content-validation-name="val2" table:style-name="ce4"/>
          <table:table-cell table:number-columns-repeated="5" table:style-name="ce4"/>
          <table:table-cell table:number-columns-repeated="2" table:style-name="ce7"/>
          <table:table-cell table:number-columns-repeated="5" table:style-name="ce4"/>
          <table:table-cell table:number-columns-repeated="16368" table:style-name="ce1"/>
        </table:table-row>
        <table:table-row table:style-name="ro3">
          <table:table-cell office:value-type="string" table:number-columns-spanned="2" table:number-rows-spanned="1" table:style-name="ce19">
            <text:p>Task 1</text:p>
          </table:table-cell>
          <table:covered-table-cell/>
          <table:table-cell table:style-name="ce4"/>
          <table:table-cell table:content-validation-name="val3" table:style-name="ce4"/>
          <table:table-cell table:number-columns-repeated="5" table:style-name="ce4"/>
          <table:table-cell table:number-columns-repeated="2" table:style-name="ce7"/>
          <table:table-cell table:number-columns-repeated="5" table:style-name="ce4"/>
          <table:table-cell table:number-columns-repeated="16368" table:style-name="ce1"/>
        </table:table-row>
        <table:table-row table:style-name="ro3">
          <table:table-cell office:value-type="string" table:style-name="ce1">
            <text:p>T1Q1</text:p>
          </table:table-cell>
          <table:table-cell office:value-type="string" table:style-name="ce1">
            <text:p>Have you previously used the delegatecall-based proxy pattern in a Solidity contract?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content-validation-name="val1" table:style-name="ce4">
            <text:p>yes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style-name="ce1"/>
          <table:table-cell office:value-type="string" table:style-name="ce1">
            <text:p>(yes/no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1Q2</text:p>
          </table:table-cell>
          <table:table-cell office:value-type="string" table:style-name="ce1">
            <text:p>Have you previously used a different pattern to make a Solidity contract upgradable?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content-validation-name="val1" table:style-name="ce4">
            <text:p>no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style-name="ce1"/>
          <table:table-cell office:value-type="string" table:style-name="ce1">
            <text:p>(yes/no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1Q3</text:p>
          </table:table-cell>
          <table:table-cell office:value-type="string" table:style-name="ce1">
            <text:p>How familiar are you with the delegatecall-based proxy pattern?</text:p>
          </table:table-cell>
          <table:table-cell office:value-type="float" office:value="4" table:style-name="ce4">
            <text:p>4</text:p>
          </table:table-cell>
          <table:table-cell office:value-type="float" office:value="1" table:content-validation-name="val4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5" table:content-validation-name="val2" table:style-name="ce4">
            <text:p>5</text:p>
          </table:table-cell>
          <table:table-cell table:number-columns-repeated="2" table:style-name="ce4"/>
          <table:table-cell office:value-type="float" office:value="3.11" table:formula="of:=ROUND(AVERAGE([.C13:.K13]);2)" table:style-name="ce4">
            <text:p>3.11</text:p>
          </table:table-cell>
          <table:table-cell office:value-type="float" office:value="1.54" table:formula="of:=ROUND(STDEV([.C13:.K13]); 2)" table:style-name="ce4">
            <text:p>1.54</text:p>
          </table:table-cell>
          <table:table-cell office:value-type="float" office:value="3" table:formula="of:=ROUND(MEDIAN([.C13:.K13]); 2)" table:style-name="ce4">
            <text:p>3</text:p>
          </table:table-cell>
          <table:table-cell table:style-name="ce1"/>
          <table:table-cell office:value-type="string" table:style-name="ce1">
            <text:p>(1-not familiar, 7-most familiar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1Q4</text:p>
          </table:table-cell>
          <table:table-cell office:value-type="string" table:style-name="ce1">
            <text:p>How confident are you in the correctness of your conversion?</text:p>
          </table:table-cell>
          <table:table-cell office:value-type="float" office:value="3" table:style-name="ce4">
            <text:p>3</text:p>
          </table:table-cell>
          <table:table-cell office:value-type="float" office:value="1" table:content-validation-name="val5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6" table:content-validation-name="val4" table:style-name="ce4">
            <text:p>6</text:p>
          </table:table-cell>
          <table:table-cell table:number-columns-repeated="2" table:style-name="ce4"/>
          <table:table-cell office:value-type="float" office:value="3.11" table:formula="of:=ROUND(AVERAGE([.C14:.K14]);2)" table:style-name="ce4">
            <text:p>3.11</text:p>
          </table:table-cell>
          <table:table-cell office:value-type="float" office:value="1.83" table:formula="of:=ROUND(STDEV([.C14:.K14]); 2)" table:style-name="ce4">
            <text:p>1.83</text:p>
          </table:table-cell>
          <table:table-cell office:value-type="float" office:value="3" table:formula="of:=ROUND(MEDIAN([.C14:.K14]); 2)" table:style-name="ce4">
            <text:p>3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1Q5</text:p>
          </table:table-cell>
          <table:table-cell office:value-type="string" table:style-name="ce1">
            <text:p>How difficult was the manual conversion?</text:p>
          </table:table-cell>
          <table:table-cell office:value-type="float" office:value="4" table:style-name="ce4">
            <text:p>4</text:p>
          </table:table-cell>
          <table:table-cell office:value-type="float" office:value="4" table:content-validation-name="val5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4" table:content-validation-name="val6" table:style-name="ce4">
            <text:p>4</text:p>
          </table:table-cell>
          <table:table-cell table:number-columns-repeated="2" table:style-name="ce4"/>
          <table:table-cell office:value-type="float" office:value="4.67" table:formula="of:=ROUND(AVERAGE([.C15:.K15]);2)" table:style-name="ce4">
            <text:p>4.67</text:p>
          </table:table-cell>
          <table:table-cell office:value-type="float" office:value="1" table:formula="of:=ROUND(STDEV([.C15:.K15]); 2)" table:style-name="ce4">
            <text:p>1</text:p>
          </table:table-cell>
          <table:table-cell office:value-type="float" office:value="5" table:formula="of:=ROUND(MEDIAN([.C15:.K15]); 2)" table:style-name="ce4">
            <text:p>5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1Q6</text:p>
          </table:table-cell>
          <table:table-cell office:value-type="string" table:style-name="ce1">
            <text:p>How difficult was the automatic conversion with SmartUpdater?</text:p>
          </table:table-cell>
          <table:table-cell office:value-type="float" office:value="2" table:style-name="ce4">
            <text:p>2</text:p>
          </table:table-cell>
          <table:table-cell office:value-type="float" office:value="1" table:content-validation-name="val5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content-validation-name="val6" table:style-name="ce4">
            <text:p>1</text:p>
          </table:table-cell>
          <table:table-cell table:number-columns-repeated="2" table:style-name="ce4"/>
          <table:table-cell office:value-type="float" office:value="1.22" table:formula="of:=ROUND(AVERAGE([.C16:.K16]);2)" table:style-name="ce4">
            <text:p>1.22</text:p>
          </table:table-cell>
          <table:table-cell office:value-type="float" office:value="0.44" table:formula="of:=ROUND(STDEV([.C16:.K16]); 2)" table:style-name="ce4">
            <text:p>0.44</text:p>
          </table:table-cell>
          <table:table-cell office:value-type="float" office:value="1" table:formula="of:=ROUND(MEDIAN([.C16:.K16]); 2)" table:style-name="ce4">
            <text:p>1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1Q7</text:p>
          </table:table-cell>
          <table:table-cell office:value-type="string" table:style-name="ce1">
            <text:p>How much time did you need to manually convert the given contract using the delegatecall-based proxy pattern?</text:p>
          </table:table-cell>
          <table:table-cell office:value-type="float" office:value="40" table:style-name="ce4">
            <text:p>40</text:p>
          </table:table-cell>
          <table:table-cell office:value-type="float" office:value="25" table:content-validation-name="val5" table:style-name="ce4">
            <text:p>25</text:p>
          </table:table-cell>
          <table:table-cell office:value-type="float" office:value="33" table:style-name="ce4">
            <text:p>33</text:p>
          </table:table-cell>
          <table:table-cell office:value-type="float" office:value="60" table:style-name="ce4">
            <text:p>60</text:p>
          </table:table-cell>
          <table:table-cell office:value-type="float" office:value="80" table:style-name="ce4">
            <text:p>80</text:p>
          </table:table-cell>
          <table:table-cell office:value-type="float" office:value="120" table:style-name="ce4">
            <text:p>120</text:p>
          </table:table-cell>
          <table:table-cell office:value-type="float" office:value="35" table:style-name="ce4">
            <text:p>35</text:p>
          </table:table-cell>
          <table:table-cell office:value-type="float" office:value="45" table:style-name="ce4">
            <text:p>45</text:p>
          </table:table-cell>
          <table:table-cell office:value-type="float" office:value="34" table:content-validation-name="val5" table:style-name="ce4">
            <text:p>34</text:p>
          </table:table-cell>
          <table:table-cell table:number-columns-repeated="2" table:style-name="ce4"/>
          <table:table-cell office:value-type="float" office:value="52.44" table:formula="of:=ROUND(AVERAGE([.C17:.K17]);2)" table:style-name="ce4">
            <text:p>52.44</text:p>
          </table:table-cell>
          <table:table-cell office:value-type="float" office:value="30.34" table:formula="of:=ROUND(STDEV([.C17:.K17]); 2)" table:style-name="ce4">
            <text:p>30.34</text:p>
          </table:table-cell>
          <table:table-cell office:value-type="float" office:value="40" table:formula="of:=ROUND(MEDIAN([.C17:.K17]); 2)" table:style-name="ce4">
            <text:p>40</text:p>
          </table:table-cell>
          <table:table-cell table:style-name="ce1"/>
          <table:table-cell office:value-type="string" table:style-name="ce1">
            <text:p>(Time in Minutes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1Q8</text:p>
          </table:table-cell>
          <table:table-cell office:value-type="string" table:style-name="ce1">
            <text:p>How much time did you need to convert the contract using SmartUpdater?</text:p>
          </table:table-cell>
          <table:table-cell office:value-type="float" office:value="1" table:style-name="ce4">
            <text:p>1</text:p>
          </table:table-cell>
          <table:table-cell office:value-type="float" office:value="3" table:content-validation-name="val5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content-validation-name="val5" table:style-name="ce4">
            <text:p>3</text:p>
          </table:table-cell>
          <table:table-cell table:number-columns-repeated="2" table:style-name="ce4"/>
          <table:table-cell office:value-type="float" office:value="2.44" table:formula="of:=ROUND(AVERAGE([.C18:.K18]);2)" table:style-name="ce4">
            <text:p>2.44</text:p>
          </table:table-cell>
          <table:table-cell office:value-type="float" office:value="0.88" table:formula="of:=ROUND(STDEV([.C18:.K18]); 2)" table:style-name="ce4">
            <text:p>0.88</text:p>
          </table:table-cell>
          <table:table-cell office:value-type="float" office:value="2" table:formula="of:=ROUND(MEDIAN([.C18:.K18]); 2)" table:style-name="ce4">
            <text:p>2</text:p>
          </table:table-cell>
          <table:table-cell table:style-name="ce1"/>
          <table:table-cell office:value-type="string" table:style-name="ce1">
            <text:p>(Time in Minutes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1Q9</text:p>
          </table:table-cell>
          <table:table-cell office:value-type="string" table:style-name="ce1">
            <text:p>How much gas does it take to deploy the given contract?</text:p>
          </table:table-cell>
          <table:table-cell office:value-type="float" office:value="1420384" table:style-name="ce4">
            <text:p>1420384</text:p>
          </table:table-cell>
          <table:table-cell office:value-type="float" office:value="1524410" table:content-validation-name="val5" table:style-name="ce4">
            <text:p>1524410</text:p>
          </table:table-cell>
          <table:table-cell office:value-type="float" office:value="1436620" table:style-name="ce4">
            <text:p>1436620</text:p>
          </table:table-cell>
          <table:table-cell office:value-type="float" office:value="1585152" table:style-name="ce4">
            <text:p>1585152</text:p>
          </table:table-cell>
          <table:table-cell office:value-type="float" office:value="1524410" table:style-name="ce4">
            <text:p>1524410</text:p>
          </table:table-cell>
          <table:table-cell office:value-type="float" office:value="1558426" table:style-name="ce4">
            <text:p>1558426</text:p>
          </table:table-cell>
          <table:table-cell office:value-type="float" office:value="1498762" table:style-name="ce4">
            <text:p>1498762</text:p>
          </table:table-cell>
          <table:table-cell office:value-type="float" office:value="1520394" table:style-name="ce4">
            <text:p>1520394</text:p>
          </table:table-cell>
          <table:table-cell office:value-type="float" office:value="1476184" table:content-validation-name="val5" table:style-name="ce4">
            <text:p>1476184</text:p>
          </table:table-cell>
          <table:table-cell table:number-columns-repeated="2" table:style-name="ce4"/>
          <table:table-cell office:value-type="float" office:value="1504971.33" table:formula="of:=ROUND(AVERAGE([.C19:.K19]);2)" table:style-name="ce4">
            <text:p>1504971.33</text:p>
          </table:table-cell>
          <table:table-cell office:value-type="float" office:value="53588.84" table:formula="of:=ROUND(STDEV([.C19:.K19]); 2)" table:style-name="ce4">
            <text:p>53588.84</text:p>
          </table:table-cell>
          <table:table-cell office:value-type="float" office:value="1520394" table:formula="of:=ROUND(MEDIAN([.C19:.K19]); 2)" table:style-name="ce4">
            <text:p>1520394</text:p>
          </table:table-cell>
          <table:table-cell table:style-name="ce1"/>
          <table:table-cell office:value-type="string" table:style-name="ce1">
            <text:p>(Cost in gas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1Q10</text:p>
          </table:table-cell>
          <table:table-cell office:value-type="string" table:style-name="ce1">
            <text:p>How much gas does it take to deploy the converted contract?<text:s/></text:p>
          </table:table-cell>
          <table:table-cell office:value-type="float" office:value="1779653" table:style-name="ce4">
            <text:p>1779653</text:p>
          </table:table-cell>
          <table:table-cell office:value-type="float" office:value="1965573" table:content-validation-name="val5" table:style-name="ce4">
            <text:p>1965573</text:p>
          </table:table-cell>
          <table:table-cell office:value-type="float" office:value="2069673" table:style-name="ce4">
            <text:p>2069673</text:p>
          </table:table-cell>
          <table:table-cell office:value-type="float" office:value="1836098" table:style-name="ce4">
            <text:p>1836098</text:p>
          </table:table-cell>
          <table:table-cell office:value-type="float" office:value="1873104" table:style-name="ce4">
            <text:p>1873104</text:p>
          </table:table-cell>
          <table:table-cell office:value-type="float" office:value="1713625" table:style-name="ce4">
            <text:p>1713625</text:p>
          </table:table-cell>
          <table:table-cell office:value-type="float" office:value="2093598" table:style-name="ce4">
            <text:p>2093598</text:p>
          </table:table-cell>
          <table:table-cell office:value-type="float" office:value="1948878" table:style-name="ce4">
            <text:p>1948878</text:p>
          </table:table-cell>
          <table:table-cell office:value-type="float" office:value="2105283" table:formula="of:=1522080+583203" table:content-validation-name="val5" table:style-name="ce4">
            <text:p>2105283</text:p>
          </table:table-cell>
          <table:table-cell table:number-columns-repeated="2" table:style-name="ce4"/>
          <table:table-cell office:value-type="float" office:value="1931720.56" table:formula="of:=ROUND(AVERAGE([.C20:.K20]);2)" table:style-name="ce4">
            <text:p>1931720.56</text:p>
          </table:table-cell>
          <table:table-cell office:value-type="float" office:value="141451.96" table:formula="of:=ROUND(STDEV([.C20:.K20]); 2)" table:style-name="ce4">
            <text:p>141451.96</text:p>
          </table:table-cell>
          <table:table-cell office:value-type="float" office:value="1948878" table:formula="of:=ROUND(MEDIAN([.C20:.K20]); 2)" table:style-name="ce4">
            <text:p>1948878</text:p>
          </table:table-cell>
          <table:table-cell table:style-name="ce1"/>
          <table:table-cell office:value-type="string" table:style-name="ce1">
            <text:p>(Cost in gas)</text:p>
          </table:table-cell>
          <table:table-cell table:number-columns-repeated="16366"/>
        </table:table-row>
        <table:table-row table:style-name="ro4">
          <table:table-cell office:value-type="string" table:style-name="ce9">
            <text:p>T1Q11</text:p>
          </table:table-cell>
          <table:table-cell office:value-type="string" table:style-name="ce9">
            <text:p>How much gas does it take to deploy the converted contract using SmartUpdater?</text:p>
          </table:table-cell>
          <table:table-cell office:value-type="float" office:value="2547033" table:number-columns-spanned="9" table:number-rows-spanned="1" table:style-name="ce20">
            <text:p>2547033</text:p>
          </table:table-cell>
          <table:covered-table-cell table:number-columns-repeated="8"/>
          <table:table-cell table:number-columns-repeated="5" table:style-name="ce10"/>
          <table:table-cell table:style-name="ce9"/>
          <table:table-cell office:value-type="string" table:style-name="ce9">
            <text:p>(Cost in gas)</text:p>
          </table:table-cell>
          <table:table-cell table:number-columns-repeated="16366" table:style-name="ce9"/>
        </table:table-row>
        <table:table-row table:style-name="ro3">
          <table:table-cell table:number-columns-repeated="2" table:style-name="ce1"/>
          <table:table-cell table:number-columns-repeated="7" table:style-name="ce4"/>
          <table:table-cell table:number-columns-repeated="2" table:style-name="ce7"/>
          <table:table-cell table:number-columns-repeated="5" table:style-name="ce4"/>
          <table:table-cell table:number-columns-repeated="16368" table:style-name="ce1"/>
        </table:table-row>
        <table:table-row table:style-name="ro3">
          <table:table-cell office:value-type="string" table:number-columns-spanned="2" table:number-rows-spanned="1" table:style-name="ce19">
            <text:p>Task 2</text:p>
          </table:table-cell>
          <table:covered-table-cell/>
          <table:table-cell table:number-columns-repeated="7" table:style-name="ce4"/>
          <table:table-cell table:number-columns-repeated="2" table:style-name="ce7"/>
          <table:table-cell table:number-columns-repeated="5" table:style-name="ce4"/>
          <table:table-cell table:number-columns-repeated="16368" table:style-name="ce1"/>
        </table:table-row>
        <table:table-row table:style-name="ro3">
          <table:table-cell office:value-type="string" table:style-name="ce1">
            <text:p>T2Q1</text:p>
          </table:table-cell>
          <table:table-cell office:value-type="string" table:style-name="ce1">
            <text:p>How confident are you in the correctness of the new contract you created?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content-validation-name="val4" table:style-name="ce4">
            <text:p>5</text:p>
          </table:table-cell>
          <table:table-cell table:number-columns-repeated="2" table:style-name="ce4"/>
          <table:table-cell office:value-type="float" office:value="4.22" table:formula="of:=ROUND(AVERAGE([.C24:.K24]);2)" table:style-name="ce4">
            <text:p>4.22</text:p>
          </table:table-cell>
          <table:table-cell office:value-type="float" office:value="1.0900000000000001" table:formula="of:=ROUND(STDEV([.C24:.K24]); 2)" table:style-name="ce4">
            <text:p>1.09</text:p>
          </table:table-cell>
          <table:table-cell office:value-type="float" office:value="4" table:formula="of:=ROUND(MEDIAN([.C24:.K24]); 2)" table:style-name="ce4">
            <text:p>4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2Q2</text:p>
          </table:table-cell>
          <table:table-cell office:value-type="string" table:style-name="ce1">
            <text:p>How confident are you in the integrity of the state recovery?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6" table:content-validation-name="val4" table:style-name="ce4">
            <text:p>6</text:p>
          </table:table-cell>
          <table:table-cell table:number-columns-repeated="2" table:style-name="ce4"/>
          <table:table-cell office:value-type="float" office:value="4" table:formula="of:=AVERAGE([.C25:.K25])" table:style-name="ce4">
            <text:p>4</text:p>
          </table:table-cell>
          <table:table-cell office:value-type="float" office:value="1.5" table:formula="of:=ROUND(STDEV([.C25:.K25]); 2)" table:style-name="ce4">
            <text:p>1.5</text:p>
          </table:table-cell>
          <table:table-cell office:value-type="float" office:value="4" table:formula="of:=ROUND(MEDIAN([.C25:.K25]); 2)" table:style-name="ce4">
            <text:p>4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2Q3</text:p>
          </table:table-cell>
          <table:table-cell office:value-type="string" table:style-name="ce1">
            <text:p>How confident are you in accurately retrieving state values from the old contract?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6" table:content-validation-name="val4" table:style-name="ce4">
            <text:p>6</text:p>
          </table:table-cell>
          <table:table-cell table:number-columns-repeated="2" table:style-name="ce4"/>
          <table:table-cell office:value-type="float" office:value="4.1100000000000003" table:formula="of:=ROUND(AVERAGE([.C26:.K26]);2)" table:style-name="ce4">
            <text:p>4.11</text:p>
          </table:table-cell>
          <table:table-cell office:value-type="float" office:value="1.05" table:formula="of:=ROUND(STDEV([.C26:.K26]); 2)" table:style-name="ce4">
            <text:p>1.05</text:p>
          </table:table-cell>
          <table:table-cell office:value-type="float" office:value="4" table:formula="of:=ROUND(MEDIAN([.C26:.K26]); 2)" table:style-name="ce4">
            <text:p>4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2Q4</text:p>
          </table:table-cell>
          <table:table-cell office:value-type="string" table:style-name="ce1">
            <text:p>How difficult is it to create the new contract manually?</text:p>
          </table:table-cell>
          <table:table-cell office:value-type="float" office:value="2" table:style-name="ce4">
            <text:p>2</text:p>
          </table:table-cell>
          <table:table-cell office:value-type="float" office:value="2" table:content-validation-name="val4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4" table:content-validation-name="val6" table:style-name="ce4">
            <text:p>4</text:p>
          </table:table-cell>
          <table:table-cell table:number-columns-repeated="2" table:style-name="ce4"/>
          <table:table-cell office:value-type="float" office:value="4.22" table:formula="of:=ROUND(AVERAGE([.C27:.K27]);2)" table:style-name="ce4">
            <text:p>4.22</text:p>
          </table:table-cell>
          <table:table-cell office:value-type="float" office:value="2.73" table:formula="of:=ROUND(STDEV([.C27:.K27]); 2)" table:style-name="ce4">
            <text:p>2.73</text:p>
          </table:table-cell>
          <table:table-cell office:value-type="float" office:value="4" table:formula="of:=ROUND(MEDIAN([.C27:.K27]); 2)" table:style-name="ce4">
            <text:p>4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2Q5</text:p>
          </table:table-cell>
          <table:table-cell office:value-type="string" table:style-name="ce1">
            <text:p>How difficult is it to recover states in the new contract manually?<text:s/></text:p>
          </table:table-cell>
          <table:table-cell office:value-type="float" office:value="6" table:style-name="ce4">
            <text:p>6</text:p>
          </table:table-cell>
          <table:table-cell office:value-type="float" office:value="6" table:content-validation-name="val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2" table:content-validation-name="val6" table:style-name="ce4">
            <text:p>2</text:p>
          </table:table-cell>
          <table:table-cell table:number-columns-repeated="2" table:style-name="ce4"/>
          <table:table-cell office:value-type="float" office:value="5.333333333333333" table:formula="of:=AVERAGE([.C28:.K28])" table:style-name="ce4">
            <text:p>5.333333333</text:p>
          </table:table-cell>
          <table:table-cell office:value-type="float" office:value="2.4" table:formula="of:=ROUND(STDEV([.C28:.K28]); 2)" table:style-name="ce4">
            <text:p>2.4</text:p>
          </table:table-cell>
          <table:table-cell office:value-type="float" office:value="6" table:formula="of:=ROUND(MEDIAN([.C28:.K28]); 2)" table:style-name="ce4">
            <text:p>6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6"/>
        </table:table-row>
        <table:table-row table:style-name="ro3">
          <table:table-cell office:value-type="string" table:style-name="ce1">
            <text:p>T2Q6</text:p>
          </table:table-cell>
          <table:table-cell office:value-type="string" table:style-name="ce1">
            <text:p>How difficult was the maintenance process using SmartUpdater?</text:p>
          </table:table-cell>
          <table:table-cell office:value-type="float" office:value="2" table:style-name="ce4">
            <text:p>2</text:p>
          </table:table-cell>
          <table:table-cell office:value-type="float" office:value="1" table:content-validation-name="val6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content-validation-name="val6" table:style-name="ce4">
            <text:p>1</text:p>
          </table:table-cell>
          <table:table-cell table:number-columns-repeated="2" table:style-name="ce4"/>
          <table:table-cell office:value-type="float" office:value="1.56" table:formula="of:=ROUND(AVERAGE([.C29:.K29]);2)" table:style-name="ce4">
            <text:p>1.56</text:p>
          </table:table-cell>
          <table:table-cell office:value-type="float" office:value="0.73" table:formula="of:=ROUND(STDEV([.C29:.K29]); 2)" table:style-name="ce4">
            <text:p>0.73</text:p>
          </table:table-cell>
          <table:table-cell office:value-type="float" office:value="1" table:formula="of:=ROUND(MEDIAN([.C29:.K29]); 2)" table:style-name="ce4">
            <text:p>1</text:p>
          </table:table-cell>
          <table:table-cell table:style-name="ce1"/>
          <table:table-cell office:value-type="string" table:style-name="ce1">
            <text:p>(1 easy, 7 most difficult)</text:p>
          </table:table-cell>
          <table:table-cell table:number-columns-repeated="16366"/>
        </table:table-row>
        <table:table-row table:style-name="ro5">
          <table:table-cell office:value-type="string" table:style-name="ce1">
            <text:p>T2Q7</text:p>
          </table:table-cell>
          <table:table-cell office:value-type="string" table:style-name="ce11">
            <text:p>Do you know how to get the values of the state with dynamic storage strategy (e.g., mapping-type state) from the Ethereum blockchain? If you know, please explain in detail how to get them.</text:p>
          </table:table-cell>
          <table:table-cell office:value-type="string" table:style-name="ce12">
            <text:p>yes</text:p>
            <text:p>The dynamic storage strategy is to assign a 32-bit slot to a 32-bit value, with a maximum of 2^256 slots per contract, which are allocated only when used. When I set a state, I assign a slot to a state, and write the corresponding value in the slot, which is permanently stored on the chain, and when I access the state, I access the corresponding value through the slot.</text:p>
          </table:table-cell>
          <table:table-cell office:value-type="string" table:style-name="ce4">
            <text:p>no</text:p>
          </table:table-cell>
          <table:table-cell office:value-type="string" table:style-name="ce12">
            <text:p>yes</text:p>
            <text:p>You can create a storage contract for balance storage so that there is no need for user balance mapping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12">
            <text:p>yes</text:p>
            <text:p>Design to provide reading functions</text:p>
          </table:table-cell>
          <table:table-cell office:value-type="string" table:content-validation-name="val1" table:style-name="ce4">
            <text:p>yes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style-name="ce1"/>
          <table:table-cell office:value-type="string" table:style-name="ce1">
            <text:p>(yes/no)</text:p>
          </table:table-cell>
          <table:table-cell table:number-columns-repeated="16366"/>
        </table:table-row>
        <table:table-row table:style-name="ro6">
          <table:table-cell office:value-type="string" table:style-name="ce1">
            <text:p>T2Q8</text:p>
          </table:table-cell>
          <table:table-cell office:value-type="string" table:style-name="ce1">
            <text:p>How much gas does it take to deploy the new contract manually?</text:p>
          </table:table-cell>
          <table:table-cell office:value-type="float" office:value="1449786" table:style-name="ce12">
            <text:p>1449786</text:p>
          </table:table-cell>
          <table:table-cell office:value-type="float" office:value="1289193" table:style-name="ce4">
            <text:p>1289193</text:p>
          </table:table-cell>
          <table:table-cell office:value-type="float" office:value="2157982" table:style-name="ce4">
            <text:p>2157982</text:p>
          </table:table-cell>
          <table:table-cell office:value-type="float" office:value="1719440" table:style-name="ce4">
            <text:p>1719440</text:p>
          </table:table-cell>
          <table:table-cell office:value-type="float" office:value="1653432" table:style-name="ce4">
            <text:p>1653432</text:p>
          </table:table-cell>
          <table:table-cell office:value-type="float" office:value="1882688" table:style-name="ce4">
            <text:p>1882688</text:p>
          </table:table-cell>
          <table:table-cell office:value-type="float" office:value="1492647" table:style-name="ce4">
            <text:p>1492647</text:p>
          </table:table-cell>
          <table:table-cell office:value-type="float" office:value="1393328" table:style-name="ce4">
            <text:p>1393328</text:p>
          </table:table-cell>
          <table:table-cell office:value-type="float" office:value="1712654" table:formula="of:=1332447+380207" table:content-validation-name="val5" table:style-name="ce4">
            <text:p>1712654</text:p>
          </table:table-cell>
          <table:table-cell table:number-columns-repeated="2" table:style-name="ce4"/>
          <table:table-cell office:value-type="float" office:value="1639016.67" table:formula="of:=ROUND(AVERAGE([.C31:.K31]);2)" table:style-name="ce4">
            <text:p>1639016.67</text:p>
          </table:table-cell>
          <table:table-cell office:value-type="float" office:value="269437.09000000003" table:formula="of:=ROUND(STDEV([.C31:.K31]); 2)" table:style-name="ce4">
            <text:p>269437.09</text:p>
          </table:table-cell>
          <table:table-cell office:value-type="float" office:value="1653432" table:formula="of:=ROUND(MEDIAN([.C31:.K31]); 2)" table:style-name="ce4">
            <text:p>1653432</text:p>
          </table:table-cell>
          <table:table-cell table:style-name="ce1"/>
          <table:table-cell office:value-type="string" table:style-name="ce1">
            <text:p>(Cost in gas)</text:p>
          </table:table-cell>
          <table:table-cell table:number-columns-repeated="16366"/>
        </table:table-row>
        <table:table-row table:style-name="ro7">
          <table:table-cell office:value-type="string" table:style-name="ce13">
            <text:p>T2Q9</text:p>
          </table:table-cell>
          <table:table-cell office:value-type="string" table:style-name="ce13">
            <text:p>How much gas does it take to deploy the new contract using SmartUpdater?<text:s/></text:p>
          </table:table-cell>
          <table:table-cell office:value-type="float" office:value="0" table:number-columns-spanned="9" table:number-rows-spanned="1" table:style-name="ce20">
            <text:p>0</text:p>
          </table:table-cell>
          <table:covered-table-cell table:number-columns-repeated="8"/>
          <table:table-cell table:number-columns-repeated="5" table:style-name="ce14"/>
          <table:table-cell table:style-name="ce13"/>
          <table:table-cell office:value-type="string" table:style-name="ce13">
            <text:p>(Cost in gas)</text:p>
          </table:table-cell>
          <table:table-cell table:number-columns-repeated="16366" table:style-name="ce13"/>
        </table:table-row>
        <table:table-row table:style-name="ro3">
          <table:table-cell office:value-type="string" table:style-name="ce1">
            <text:p>T2Q10</text:p>
          </table:table-cell>
          <table:table-cell office:value-type="string" table:style-name="ce1">
            <text:p>How much time did you need to manually create the new contract and recover states?</text:p>
          </table:table-cell>
          <table:table-cell office:value-type="float" office:value="30" table:style-name="ce4">
            <text:p>30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float" office:value="15" table:style-name="ce4">
            <text:p>15</text:p>
          </table:table-cell>
          <table:table-cell office:value-type="float" office:value="22" table:style-name="ce4">
            <text:p>22</text:p>
          </table:table-cell>
          <table:table-cell office:value-type="float" office:value="180" table:style-name="ce4">
            <text:p>180</text:p>
          </table:table-cell>
          <table:table-cell office:value-type="float" office:value="63" table:style-name="ce4">
            <text:p>63</text:p>
          </table:table-cell>
          <table:table-cell office:value-type="float" office:value="30" table:style-name="ce14">
            <text:p>30</text:p>
          </table:table-cell>
          <table:table-cell office:value-type="float" office:value="35" table:style-name="ce14">
            <text:p>35</text:p>
          </table:table-cell>
          <table:table-cell table:number-columns-repeated="2" table:style-name="ce4"/>
          <table:table-cell office:value-type="float" office:value="55" table:formula="of:=ROUND(AVERAGE([.C33:.K33]);2)" table:style-name="ce4">
            <text:p>55</text:p>
          </table:table-cell>
          <table:table-cell office:value-type="float" office:value="50.1" table:formula="of:=ROUND(STDEV([.C33:.K33]); 2)" table:style-name="ce4">
            <text:p>50.1</text:p>
          </table:table-cell>
          <table:table-cell office:value-type="float" office:value="35" table:formula="of:=ROUND(MEDIAN([.C33:.K33]); 2)" table:style-name="ce4">
            <text:p>35</text:p>
          </table:table-cell>
          <table:table-cell table:style-name="ce1"/>
          <table:table-cell office:value-type="string" table:style-name="ce1">
            <text:p>(Time in Minutes)</text:p>
          </table:table-cell>
          <table:table-cell table:number-columns-repeated="16366"/>
        </table:table-row>
        <table:table-row table:style-name="ro3">
          <table:table-cell office:value-type="string" table:style-name="ce13">
            <text:p>T2Q11</text:p>
          </table:table-cell>
          <table:table-cell office:value-type="string" table:style-name="ce13">
            <text:p>How much time did you need to complete maintenance process using SmartUpdater?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2" table:style-name="ce14"/>
          <table:table-cell office:value-type="float" office:value="4.5599999999999996" table:formula="of:=ROUND(AVERAGE([.C34:.K34]);2)" table:style-name="ce14">
            <text:p>4.56</text:p>
          </table:table-cell>
          <table:table-cell office:value-type="float" office:value="1.33" table:formula="of:=ROUND(STDEV([.C34:.K34]); 2)" table:style-name="ce14">
            <text:p>1.33</text:p>
          </table:table-cell>
          <table:table-cell office:value-type="float" office:value="4" table:formula="of:=ROUND(MEDIAN([.C34:.K34]); 2)" table:style-name="ce14">
            <text:p>4</text:p>
          </table:table-cell>
          <table:table-cell table:style-name="ce13"/>
          <table:table-cell office:value-type="string" table:style-name="ce13">
            <text:p>(Time in Minutes)</text:p>
          </table:table-cell>
          <table:table-cell table:number-columns-repeated="16366" table:style-name="ce13"/>
        </table:table-row>
        <table:table-row table:style-name="ro3">
          <table:table-cell table:number-columns-repeated="2" table:style-name="ce1"/>
          <table:table-cell table:content-validation-name="val5" table:style-name="ce4"/>
          <table:table-cell table:number-columns-repeated="13" table:style-name="ce4"/>
          <table:table-cell table:number-columns-repeated="16368" table:style-name="ce1"/>
        </table:table-row>
        <table:table-row table:style-name="ro3">
          <table:table-cell table:style-name="ce1"/>
          <table:table-cell office:value-type="string" table:style-name="ce8">
            <text:p>Additional Feedback</text:p>
          </table:table-cell>
          <table:table-cell table:number-columns-repeated="14" table:style-name="ce4"/>
          <table:table-cell table:number-columns-repeated="16368" table:style-name="ce1"/>
        </table:table-row>
        <table:table-row table:style-name="ro8">
          <table:table-cell table:number-columns-repeated="2" table:style-name="ce11"/>
          <table:table-cell table:number-columns-repeated="14" table:style-name="ce12"/>
          <table:table-cell table:style-name="ce11"/>
          <table:table-cell table:style-name="ce15"/>
          <table:table-cell table:number-columns-repeated="16366" table:style-name="ce11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Helvetica" svg:font-family="Helvetica"/>
    <style:font-face style:name="FangSong" svg:font-family="FangSong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27</meta:generator>
    <dc:creator>office</dc:creator>
    <meta:creation-date>2020-04-08T09:09:03Z</meta:creation-date>
    <dc:date>2024-11-02T03:08:04Z</dc:date>
    <meta:editing-cycles>6</meta:editing-cycles>
    <meta:editing-duration>PT1721S</meta:editing-duration>
  </office:meta>
</office:document-meta>
</file>